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P2" style:parent-style-name="Обычный" style:family="paragraph">
      <style:paragraph-properties fo:text-align="end"/>
    </style:style>
    <style:style style:name="P3" style:parent-style-name="Обычный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Основнойшрифтабзаца" style:family="text">
      <style:text-properties fo:font-size="15pt" style:font-size-asian="15pt" style:font-size-complex="15pt"/>
    </style:style>
    <style:style style:name="T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" style:parent-style-name="Основнойшрифтабзаца" style:family="text">
      <style:text-properties fo:font-size="15pt" style:font-size-asian="15pt" style:font-size-complex="15pt"/>
    </style:style>
    <style:style style:name="T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" style:parent-style-name="Основнойшрифтабзаца" style:family="text">
      <style:text-properties fo:font-size="15pt" style:font-size-asian="15pt" style:font-size-complex="15pt"/>
    </style:style>
    <style:style style:name="T1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" style:parent-style-name="Основнойшрифтабзаца" style:family="text">
      <style:text-properties fo:font-size="15pt" style:font-size-asian="15pt" style:font-size-complex="15pt"/>
    </style:style>
    <style:style style:name="T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" style:parent-style-name="Основнойшрифтабзаца" style:family="text">
      <style:text-properties fo:font-size="15pt" style:font-size-asian="15pt" style:font-size-complex="15pt"/>
    </style:style>
    <style:style style:name="T14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5" style:parent-style-name="Основнойшрифтабзаца" style:family="text">
      <style:text-properties fo:font-size="15pt" style:font-size-asian="15pt" style:font-size-complex="15pt"/>
    </style:style>
    <style:style style:name="T1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7" style:parent-style-name="Основнойшрифтабзаца" style:family="text">
      <style:text-properties fo:font-size="15pt" style:font-size-asian="15pt" style:font-size-complex="15pt"/>
    </style:style>
    <style:style style:name="T1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9" style:parent-style-name="Основнойшрифтабзаца" style:family="text">
      <style:text-properties fo:font-size="15pt" style:font-size-asian="15pt" style:font-size-complex="15pt"/>
    </style:style>
    <style:style style:name="P2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1" style:parent-style-name="Обычный" style:family="paragraph">
      <style:text-properties fo:font-size="15pt" style:font-size-asian="15pt" style:font-size-complex="15pt"/>
    </style:style>
    <style:style style:name="T2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23" style:parent-style-name="Основнойшрифтабзаца" style:family="text">
      <style:text-properties fo:font-size="15pt" style:font-size-asian="15pt" style:font-size-complex="15pt"/>
    </style:style>
    <style:style style:name="T2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25" style:parent-style-name="Обычный" style:family="paragraph">
      <style:paragraph-properties fo:text-align="center"/>
    </style:style>
    <style:style style:name="T2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27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28" style:parent-style-name="Обычный" style:family="paragraph">
      <style:paragraph-properties fo:text-align="center"/>
    </style:style>
    <style:style style:name="T2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32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33" style:parent-style-name="Обычный" style:family="paragraph">
      <style:paragraph-properties fo:text-align="center"/>
    </style:style>
    <style:style style:name="T3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44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45" style:parent-style-name="Обычный" style:family="paragraph">
      <style:paragraph-properties fo:text-align="center"/>
    </style:style>
    <style:style style:name="P46" style:parent-style-name="Обычный" style:family="paragraph">
      <style:paragraph-properties fo:text-align="end"/>
    </style:style>
    <style:style style:name="T4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8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9" style:parent-style-name="Обычный" style:family="paragraph">
      <style:paragraph-properties fo:text-align="center"/>
    </style:style>
    <style:style style:name="T5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1" style:parent-style-name="Обычный" style:family="paragraph">
      <style:paragraph-properties fo:text-align="center"/>
    </style:style>
    <style:style style:name="T5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4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5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6" style:parent-style-name="Обычный" style:family="paragraph">
      <style:paragraph-properties fo:text-align="center"/>
    </style:style>
    <style:style style:name="T5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62" style:parent-style-name="Обычный" style:family="paragraph">
      <style:paragraph-properties fo:text-align="center"/>
    </style:style>
    <style:style style:name="T6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64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5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6" style:parent-style-name="Обычный" style:family="paragraph">
      <style:paragraph-properties fo:text-align="center"/>
    </style:style>
    <style:style style:name="T6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71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72" style:parent-style-name="Обычный" style:family="paragraph">
      <style:paragraph-properties fo:text-align="center"/>
    </style:style>
    <style:style style:name="P73" style:parent-style-name="Обычный" style:family="paragraph">
      <style:paragraph-properties fo:text-align="center"/>
    </style:style>
    <style:style style:name="T7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77" style:parent-style-name="Обычный" style:family="paragraph">
      <style:paragraph-properties fo:text-align="center"/>
    </style:style>
    <style:style style:name="T7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80" style:parent-style-name="Обычный" style:family="paragraph">
      <style:paragraph-properties fo:text-align="end"/>
    </style:style>
    <style:style style:name="P81" style:parent-style-name="Обычный" style:family="paragraph">
      <style:paragraph-properties fo:text-align="end"/>
    </style:style>
    <style:style style:name="P82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83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84" style:parent-style-name="Обычный" style:family="paragraph">
      <style:paragraph-properties fo:background-color="#000000"/>
      <style:text-properties fo:font-weight="bold" style:font-weight-asian="bold" style:font-weight-complex="bold" fo:font-size="15pt" style:font-size-asian="15pt" style:font-size-complex="15pt"/>
    </style:style>
    <style:style style:name="P85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8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87" style:parent-style-name="Обычный" style:family="paragraph">
      <style:text-properties fo:font-size="15pt" style:font-size-asian="15pt" style:font-size-complex="15pt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9" style:parent-style-name="Основнойшрифтабзаца" style:family="text">
      <style:text-properties fo:font-size="15pt" style:font-size-asian="15pt" style:font-size-complex="15pt"/>
    </style:style>
    <style:style style:name="T10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01" style:parent-style-name="Основнойшрифтабзаца" style:family="text">
      <style:text-properties fo:font-size="15pt" style:font-size-asian="15pt" style:font-size-complex="15pt"/>
    </style:style>
    <style:style style:name="T102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03" style:parent-style-name="Основнойшрифтабзаца" style:family="text">
      <style:text-properties fo:font-size="15pt" style:font-size-asian="15pt" style:font-size-complex="15pt"/>
    </style:style>
    <style:style style:name="T104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05" style:parent-style-name="Основнойшрифтабзаца" style:family="text">
      <style:text-properties fo:font-size="15pt" style:font-size-asian="15pt" style:font-size-complex="15pt"/>
    </style:style>
    <style:style style:name="T10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07" style:parent-style-name="Основнойшрифтабзаца" style:family="text">
      <style:text-properties fo:font-size="15pt" style:font-size-asian="15pt" style:font-size-complex="15pt"/>
    </style:style>
    <style:style style:name="T10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09" style:parent-style-name="Основнойшрифтабзаца" style:family="text">
      <style:text-properties fo:font-size="15pt" style:font-size-asian="15pt" style:font-size-complex="15pt"/>
    </style:style>
    <style:style style:name="T11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1" style:parent-style-name="Основнойшрифтабзаца" style:family="text">
      <style:text-properties fo:font-size="15pt" style:font-size-asian="15pt" style:font-size-complex="15pt"/>
    </style:style>
    <style:style style:name="P112" style:parent-style-name="Обычный" style:family="paragraph">
      <style:text-properties fo:font-size="15pt" style:font-size-asian="15pt" style:font-size-complex="15pt"/>
    </style:style>
    <style:style style:name="P113" style:parent-style-name="Обычный" style:family="paragraph">
      <style:text-properties fo:font-size="15pt" style:font-size-asian="15pt" style:font-size-complex="15pt"/>
    </style:style>
    <style:style style:name="P114" style:parent-style-name="Обычный" style:family="paragraph">
      <style:text-properties fo:font-size="15pt" style:font-size-asian="15pt" style:font-size-complex="15pt"/>
    </style:style>
    <style:style style:name="P115" style:parent-style-name="Обычный" style:family="paragraph">
      <style:text-properties fo:font-size="15pt" style:font-size-asian="15pt" style:font-size-complex="15pt" fo:language="en" fo:country="US"/>
    </style:style>
    <style:style style:name="P116" style:parent-style-name="Обычный" style:family="paragraph">
      <style:text-properties fo:font-size="15pt" style:font-size-asian="15pt" style:font-size-complex="15pt" fo:language="en" fo:country="US"/>
    </style:style>
    <style:style style:name="P117" style:parent-style-name="Обычный" style:family="paragraph">
      <style:text-properties fo:font-size="15pt" style:font-size-asian="15pt" style:font-size-complex="15pt" fo:language="en" fo:country="US"/>
    </style:style>
    <style:style style:name="P118" style:parent-style-name="Обычный" style:family="paragraph">
      <style:text-properties fo:font-size="15pt" style:font-size-asian="15pt" style:font-size-complex="15pt"/>
    </style:style>
    <style:style style:name="P119" style:parent-style-name="Обычный" style:family="paragraph">
      <style:text-properties fo:font-size="15pt" style:font-size-asian="15pt" style:font-size-complex="15pt"/>
    </style:style>
    <style:style style:name="P120" style:parent-style-name="Обычный" style:family="paragraph">
      <style:text-properties fo:font-size="15pt" style:font-size-asian="15pt" style:font-size-complex="15pt"/>
    </style:style>
    <style:style style:name="P121" style:parent-style-name="Обычный" style:family="paragraph">
      <style:text-properties fo:font-size="15pt" style:font-size-asian="15pt" style:font-size-complex="15pt" fo:language="en" fo:country="US"/>
    </style:style>
    <style:style style:name="P122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2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24" style:parent-style-name="Основнойшрифтабзаца" style:family="text">
      <style:text-properties fo:font-size="15pt" style:font-size-asian="15pt" style:font-size-complex="15pt"/>
    </style:style>
    <style:style style:name="T125" style:parent-style-name="Основнойшрифтабзаца" style:family="text">
      <style:text-properties fo:font-size="15pt" style:font-size-asian="15pt" style:font-size-complex="15pt"/>
    </style:style>
    <style:style style:name="P126" style:parent-style-name="Обычный" style:family="paragraph">
      <style:text-properties fo:font-size="15pt" style:font-size-asian="15pt" style:font-size-complex="15pt"/>
    </style:style>
    <style:style style:name="P127" style:parent-style-name="Обычный" style:family="paragraph">
      <style:text-properties fo:font-size="15pt" style:font-size-asian="15pt" style:font-size-complex="15pt"/>
    </style:style>
    <style:style style:name="P128" style:parent-style-name="Обычный" style:family="paragraph">
      <style:text-properties fo:font-size="15pt" style:font-size-asian="15pt" style:font-size-complex="15pt"/>
    </style:style>
    <style:style style:name="P129" style:parent-style-name="Обычный" style:family="paragraph">
      <style:text-properties fo:font-size="15pt" style:font-size-asian="15pt" style:font-size-complex="15pt"/>
    </style:style>
    <style:style style:name="P130" style:parent-style-name="Обычный" style:family="paragraph">
      <style:text-properties fo:font-size="15pt" style:font-size-asian="15pt" style:font-size-complex="15pt"/>
    </style:style>
    <style:style style:name="P131" style:parent-style-name="Обычный" style:family="paragraph">
      <style:text-properties fo:font-size="15pt" style:font-size-asian="15pt" style:font-size-complex="15pt"/>
    </style:style>
    <style:style style:name="P132" style:parent-style-name="Обычный" style:family="paragraph">
      <style:text-properties fo:font-size="15pt" style:font-size-asian="15pt" style:font-size-complex="15pt"/>
    </style:style>
    <style:style style:family="graphic" style:name="a20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ge" style:vertical-rel="paragraph" style:horizontal-pos="right" style:vertical-pos="from-top"/>
    </style:style>
    <style:style style:family="graphic" style:name="a12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ge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9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3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5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9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Студент группы ИС-27 Поповян А.Д.</text:p>
      <text:p text:style-name="P2"/>
      <text:p text:style-name="P3">Практическое занятие № 3</text:p>
      <text:p text:style-name="Обычный"><text:span text:style-name="T4">Тема:<text:s/></text:span><text:span text:style-name="T5">Составление программ циклической в<text:s/></text:span><text:span text:style-name="T6">IDE</text:span><text:span text:style-name="T7"><text:s/></text:span><text:span text:style-name="T8">PyCharm</text:span><text:span text:style-name="T9"><text:s/></text:span><text:span text:style-name="T10">Community</text:span><text:span text:style-name="T11">.</text:span></text:p>
      <text:p text:style-name="Обычный"><text:span text:style-name="T12">Цель:<text:s/></text:span><text:span text:style-name="T13">закрепить усвоенные знания, понятия, алгоритмы, основные принципы составления программ, приобрести навыки составление программ линейный структуры в<text:s/></text:span><text:span text:style-name="T14">IDE</text:span><text:span text:style-name="T15"><text:s/></text:span><text:span text:style-name="T16">PyCharm</text:span><text:span text:style-name="T17"><text:s/></text:span><text:span text:style-name="T18">Community</text:span><text:span text:style-name="T19">.</text:span></text:p>
      <text:p text:style-name="P20">Постановка задачи.</text:p>
      <text:p text:style-name="P21">Дано трехзначное число. Проверить истинность высказывания: «Цифры данного числа образуют возрастающую или убывающую последовательность».</text:p>
      <text:p text:style-name="Обычный"><text:span text:style-name="T22">Тип алгоритма:</text:span><text:span text:style-name="T23"><text:s/>линейный.</text:span></text:p>
      <text:p text:style-name="Обычный"><text:span text:style-name="T24">Блок-схема алгоритма:</text:span><draw:custom-shape svg:x="2.21458in" svg:y="0.16736in" svg:width="2.05903in" svg:height="0.66667in" draw:z-index="251680768" draw:id="id0" draw:style-name="a0" draw:name="Фигура 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25"><text:span text:style-name="T26">Начало</text:span></text:p>
      <text:p text:style-name="Обычный"><draw:connector draw:type="line" svg:x1="3.23333in" svg:y1="0.15278in" svg:x2="3.18403in" svg:y2="0.51736in" draw:z-index="251681792" draw:id="id1" draw:style-name="a1" draw:name="Линия 7" text:anchor-type="paragraph"><svg:title/><svg:desc/></draw:connector></text:p>
      <text:p text:style-name="P27"/>
      <text:p text:style-name="P28"><draw:custom-shape svg:x="0in" svg:y="0.01181in" svg:width="1.93264in" svg:height="0.32292in" draw:z-index="251679744" draw:id="id2" draw:style-name="a2" draw:name="Фигура 7" text:anchor-type="paragraph"><svg:title/><svg:desc/><draw:enhanced-geometry draw:type="non-primitive" svg:viewBox="0 0 21600 21600" draw:enhanced-path="M 0 0 L 21600 0 21600 21600 0 21600 Z N"/></draw:custom-shape><text:span text:style-name="T29">Ввод</text:span><text:span text:style-name="T30"><text:s/></text:span><text:span text:style-name="T31">x</text:span></text:p>
      <text:p text:style-name="Обычный"><draw:connector draw:type="line" svg:x1="3.23333in" svg:y1="0.11181in" svg:x2="3.18403in" svg:y2="0.46597in" draw:z-index="251683840" draw:id="id3" draw:style-name="a3" draw:name="Линия 7" text:anchor-type="paragraph"><svg:title/><svg:desc/></draw:connector></text:p>
      <text:p text:style-name="P32"/>
      <text:p text:style-name="P33"><draw:custom-shape svg:x="0in" svg:y="0.01181in" svg:width="3.33333in" svg:height="0.60278in" draw:z-index="251685888" draw:id="id4" draw:style-name="a4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34">x</text:span><text:span text:style-name="T35"><text:s/>=<text:s/></text:span><text:span text:style-name="T36">int</text:span><text:span text:style-name="T37">(</text:span><text:span text:style-name="T38">input</text:span><text:span text:style-name="T39">(“</text:span><text:span text:style-name="T40">Введите</text:span><text:span text:style-name="T41"><text:s/></text:span><text:span text:style-name="T42">число</text:span><text:span text:style-name="T43">:”))</text:span></text:p>
      <text:p text:style-name="P44"/>
      <text:p text:style-name="P45"><draw:connector draw:type="line" svg:x1="4.85in" svg:y1="0.00764in" svg:x2="5.81875in" svg:y2="0.19514in" draw:z-index="251694080" draw:id="id5" draw:style-name="a5" draw:name="Линия 7" text:anchor-type="paragraph"><svg:title/><svg:desc/></draw:connector><draw:custom-shape svg:x="5.29028in" svg:y="0.19514in" svg:width="1.57292in" svg:height="0.38542in" draw:z-index="251692032" draw:id="id6" draw:style-name="a6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46"><draw:connector draw:type="line" svg:x1="3.63125in" svg:y1="0.49722in" svg:x2="5.29792in" svg:y2="0.19514in" draw:z-index="251696128" draw:id="id7" draw:style-name="a7" draw:name="Линия 7" text:anchor-type="paragraph"><svg:title/><svg:desc/></draw:connector><text:span text:style-name="T47">a = x // 100</text:span></text:p>
      <text:p text:style-name="P48"/>
      <text:p text:style-name="P49"><draw:custom-shape svg:x="0in" svg:y="0.00764in" svg:width="2.16667in" svg:height="0.3125in" draw:z-index="251687936" draw:id="id8" draw:style-name="a8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50">b = ( x // 10 ) % 10</text:span></text:p>
      <text:p text:style-name="P51"><draw:connector draw:type="line" svg:x1="0.89167in" svg:y1="0.21597in" svg:x2="2.17292in" svg:y2="0.00764in" draw:z-index="251698176" draw:id="id9" draw:style-name="a9" draw:name="Линия 7" text:anchor-type="paragraph"><svg:title/><svg:desc/></draw:connector><draw:custom-shape svg:x="-0.29583in" svg:y="0.21528in" svg:width="1.58333in" svg:height="0.36458in" draw:z-index="251689984" draw:id="id10" draw:style-name="a10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Обычный"><text:span text:style-name="T52"><draw:custom-shape svg:x="0in" svg:y="0.20556in" svg:width="7.29167in" svg:height="1.26042in" draw:z-index="251699200" draw:id="id11" draw:style-name="a11" draw:name="Блок-схема: решение 1" text:anchor-type="paragraph"><svg:title/><svg:desc/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span><draw:connector draw:type="line" svg:x1="1.26667in" svg:y1="0.21597in" svg:x2="2.49583in" svg:y2="0.34097in" draw:z-index="251701248" draw:id="id12" draw:style-name="a12" draw:name="Линия 7" text:anchor-type="paragraph"><svg:title/><svg:desc/></draw:connector><text:span text:style-name="T53">c = x % 10</text:span></text:p>
      <text:p text:style-name="P54"/>
      <text:p text:style-name="P55">( a – b ) * ( b – c ) &gt;= 0 and a != c then</text:p>
      <text:p text:style-name="P56"><draw:connector draw:type="line" svg:x1="1.21458in" svg:y1="0.37639in" svg:x2="0.6625in" svg:y2="1.07431in" draw:z-index="251705344" draw:id="id13" draw:style-name="a13" draw:name="Линия 7" text:anchor-type="paragraph"><svg:title/><svg:desc/></draw:connector><draw:connector draw:type="line" svg:x1="6.38125in" svg:y1="0.1993in" svg:x2="6.99583in" svg:y2="1.58472in" draw:z-index="251709440" draw:id="id14" draw:style-name="a14" draw:name="Линия 7" text:anchor-type="paragraph"><svg:title/><svg:desc/></draw:connector><text:span text:style-name="T57">:</text:span><text:span text:style-name="T58">print</text:span><text:span text:style-name="T59"><text:s/>(‘</text:span><text:span text:style-name="T60">Цифры данного числа образуют возрастающую или убывающую последовательность.</text:span><text:span text:style-name="T61">’)</text:span></text:p>
      <text:p text:style-name="P62"><text:span text:style-name="T63"><draw:custom-shape svg:x="0.125in" svg:y="0.23056in" svg:width="7.8125in" svg:height="1.33333in" draw:z-index="251703296" draw:id="id15" draw:style-name="a15" draw:name="Блок-схема: решение 1" text:anchor-type="paragraph"><svg:title/><svg:desc/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span></text:p>
      <text:p text:style-name="P64"/>
      <text:p text:style-name="P65"/>
      <text:p text:style-name="P66"><draw:connector draw:type="line" svg:x1="3.65208in" svg:y1="1.23056in" svg:x2="7.00625in" svg:y2="0.35556in" draw:z-index="251711488" draw:id="id16" draw:style-name="a16" draw:name="Линия 7" text:anchor-type="paragraph"><svg:title/><svg:desc/></draw:connector><text:span text:style-name="T67">Print</text:span><text:span text:style-name="T68">(‘</text:span><text:span text:style-name="T69">Цифры данного числа не образуют возрастающую или убывающую последовательность.</text:span><text:span text:style-name="T70">’)</text:span></text:p>
      <text:p text:style-name="Обычный"><draw:connector draw:type="line" svg:x1="1.63125in" svg:y1="0.16806in" svg:x2="2.6in" svg:y2="0.77222in" draw:z-index="251707392" draw:id="id17" draw:style-name="a17" draw:name="Линия 7" text:anchor-type="paragraph"><svg:title/><svg:desc/></draw:connector></text:p>
      <text:p text:style-name="Обычный"/>
      <text:p text:style-name="P71"/>
      <text:p text:style-name="P72"><draw:custom-shape svg:x="0in" svg:y="0.12986in" svg:width="1.55139in" svg:height="0.53125in" draw:z-index="251675648" draw:id="id18" draw:style-name="a18" draw:name="Фигура 10" text:anchor-type="paragraph"><svg:title/><svg:desc/><draw:enhanced-geometry draw:type="non-primitive" svg:viewBox="0 0 21600 21600" draw:enhanced-path="M 0 0 L 21600 0 21600 21600 0 21600 Z N"/></draw:custom-shape></text:p>
      <text:p text:style-name="P73"><draw:custom-shape svg:x="5.52708in" svg:y="0.14028in" svg:width="1.31667in" svg:height="0.46736in" draw:z-index="251674624" draw:id="id19" draw:style-name="a19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74">Вывод</text:span><text:span text:style-name="T75"><text:s text:c="2"/></text:span><draw:connector draw:type="line" svg:x1="5.5375in" svg:y1="0.15556in" svg:x2="4.01667in" svg:y2="0.00972in" draw:z-index="251677696" draw:id="id20" draw:style-name="a20" draw:name="Линия 10" text:anchor-type="paragraph"><svg:title/><svg:desc/></draw:connector><text:span text:style-name="T76"><text:s text:c="102"/></text:span></text:p>
      <text:p text:style-name="P77"><text:span text:style-name="T78"><text:s text:c="112"/></text:span><text:span text:style-name="T79">Конец</text:span></text:p>
      <text:p text:style-name="P80"/>
      <text:soft-page-break/>
      <text:p text:style-name="P81">Студент группы ИС-27 Поповян А.Д.</text:p>
      <text:p text:style-name="P82"/>
      <text:p text:style-name="P83">Текст программы:</text:p>
      <text:p text:style-name="P84">x = int(input("ВВедите число:"))<text:line-break/>print('Цифры данного числа образуют возрастающую или убывающую последовательность.'<text:line-break/><text:s text:c="6"/>if (x//100-(x//10)%10)*<text:line-break/><text:s text:c="9"/>((x//10)%10 -x%10) &gt;= 0<text:line-break/><text:s text:c="9"/>and x//100 != x%10<text:line-break/><text:s text:c="6"/>else 'Цифры данного числа не образуют возрастающую или убывающую последовательность.')</text:p>
      <text:p text:style-name="P85"/>
      <text:p text:style-name="Обычный"><text:span text:style-name="T86">Протокол работы программы:</text:span></text:p>
      <text:p text:style-name="P87">1)</text:p>
      <text:p text:style-name="Обычный"><text:span text:style-name="T88">C</text:span>:\<text:span text:style-name="T89">Users</text:span>\<text:span text:style-name="T90">Admin</text:span>\<text:span text:style-name="T91">AppData</text:span>\<text:span text:style-name="T92">Local</text:span>\<text:span text:style-name="T93">Programs</text:span>\<text:span text:style-name="T94">Python</text:span>\<text:span text:style-name="T95">Python</text:span>312\<text:span text:style-name="T96">python</text:span>.<text:span text:style-name="T97">exe</text:span><text:s/><text:span text:style-name="T98">C</text:span><text:span text:style-name="T99">:\</text:span><text:span text:style-name="T100">Users</text:span><text:span text:style-name="T101">\</text:span><text:span text:style-name="T102">Admin</text:span><text:span text:style-name="T103">\</text:span><text:span text:style-name="T104">PopovyanPr</text:span><text:span text:style-name="T105">\</text:span><text:span text:style-name="T106">Pz</text:span><text:span text:style-name="T107">_3\</text:span><text:span text:style-name="T108">Pz</text:span><text:span text:style-name="T109">_3_1.</text:span><text:span text:style-name="T110">py</text:span><text:span text:style-name="T111"><text:s/></text:span></text:p>
      <text:p text:style-name="P112">ВВедите число: 123</text:p>
      <text:p text:style-name="P113">Цифры данного числа образуют возрастающую или убывающую последовательность.</text:p>
      <text:p text:style-name="P114"/>
      <text:p text:style-name="P115">Process finished with exit code 0</text:p>
      <text:p text:style-name="P116">2)</text:p>
      <text:p text:style-name="P117">C:\Users\Admin\AppData\Local\Programs\Python\Python312\python.exe C:\Users\Admin\PopovyanPr\Pz_3\Pz_3_1.py<text:s/></text:p>
      <text:p text:style-name="P118">ВВедите число:02054234</text:p>
      <text:p text:style-name="P119">Цифры данного числа не образуют возрастающую или убывающую последовательность.</text:p>
      <text:p text:style-name="P120"/>
      <text:p text:style-name="P121">Process finished with exit code 0</text:p>
      <text:p text:style-name="P122"/>
      <text:p text:style-name="Обычный"><text:span text:style-name="T123">Вывод:<text:s/></text:span><text:span text:style-name="T124">в процессе выполнения практического занятия выработал(а) навыки составления программ линейный структуры в IDE PyCharm Community. Были использованы языковые конструкции if, else. Выполнены разработка кода, отладка, тестирование, оптимизация<text:s/></text:span></text:p>
      <text:p text:style-name="Обычный"><text:span text:style-name="T125">программного кода. Готовые программные коды выложены на GitHub.</text:span></text:p>
      <text:p text:style-name="P126"/>
      <text:p text:style-name="P127"><text:s text:c="12"/></text:p>
      <text:p text:style-name="P128"/>
      <text:p text:style-name="P129"/>
      <text:p text:style-name="P130"/>
      <text:p text:style-name="P131"/>
      <text:p text:style-name="P1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имволконцевойсноски" style:display-name="Символ концевой сноски" style:family="text"/>
    <style:style style:name="Привязкаконцевойсноски" style:display-name="Привязка концевой сноски" style:family="text">
      <style:text-properties style:text-position="super 66.6%"/>
    </style:style>
    <style:style style:name="Текстконцевойсноски" style:display-name="Текст концевой сноски" style:family="paragraph" style:parent-style-name="Обычный">
      <style:paragraph-properties fo:widows="2" fo:orphans="2" text:number-lines="false" style:vertical-align="auto" fo:margin-bottom="0.1111in" fo:margin-left="0.2361in" fo:text-indent="-0.2361in">
        <style:tab-stops/>
      </style:paragraph-properties>
      <style:text-properties style:font-name="Calibri" style:font-name-asian="Calibri" style:font-name-complex="Times New Roman" fo:font-size="10pt" style:font-size-asian="10pt" style:font-size-complex="10pt" style:language-asian="en" style:country-asian="US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font-name="Calibri" style:font-name-asian="Calibri" style:font-name-complex="Times New Roman" style:letter-kerning="true" fo:font-size="10pt" style:font-size-asian="10pt" style:font-size-complex="10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ton Boyarshinov</meta:initial-creator>
    <dc:creator>Артём Поповян</dc:creator>
    <meta:creation-date>2008-09-02T15:39:00Z</meta:creation-date>
    <dc:date>2024-10-20T10:14:00Z</dc:date>
    <meta:template xlink:href="Normal" xlink:type="simple"/>
    <meta:editing-cycles>18</meta:editing-cycles>
    <meta:editing-duration>PT3480S</meta:editing-duration>
    <meta:user-defined meta:name="Поле 1"/>
    <meta:user-defined meta:name="Поле 2"/>
    <meta:user-defined meta:name="Поле 3"/>
    <meta:user-defined meta:name="Поле 4"/>
    <meta:document-statistic meta:page-count="2" meta:paragraph-count="4" meta:word-count="340" meta:character-count="2278" meta:row-count="16" meta:non-whitespace-character-count="1942"/>
  </office:meta>
</office:document-meta>
</file>